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46420994da310d93fbed9b9c30187b8a" style:family="table-column">
      <style:table-column-properties fo:break-before="auto" style:use-optimal-column-width="false" style:column-width="6cm"/>
    </style:style>
    <style:style style:name="odsStyleTableColumn-5ccfd3bba48b77030414b4baeae3b8dc" style:family="table-column">
      <style:table-column-properties fo:break-before="auto" style:use-optimal-column-width="false" style:column-width="5cm"/>
    </style:style>
    <style:style style:name="odsStyleTableColumn-fc9b3581596197679d8d56dba0400802" style:family="table-column">
      <style:table-column-properties fo:break-before="auto" style:use-optimal-column-width="false" style:column-width="3cm"/>
    </style:style>
    <style:style style:name="odsStyleTableCell-d549a02cd41077ebe13778479545dcd5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9180a37983f7162254746bba25819c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90bf87728d4b32b1b307adf9b01ff103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bbd15b9b4326d436f6875523c3902302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cf2eafdcc21c4a45f78e0ac29f31cf21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070677b0382ca3454f80b38314610dc5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46420994da310d93fbed9b9c30187b8a" table:default-cell-style-name="Default"/>
        <table:table-column table:style-name="odsStyleTableColumn-5ccfd3bba48b77030414b4baeae3b8dc" table:default-cell-style-name="Default"/>
        <table:table-column table:style-name="odsStyleTableColumn-fc9b3581596197679d8d56dba0400802" table:default-cell-style-name="Default"/>
        <table:table-column table:style-name="odsStyleTableColumn-fc9b3581596197679d8d56dba0400802" table:default-cell-style-name="Default"/>
        <table:table-column table:style-name="odsStyleTableColumn-fc9b3581596197679d8d56dba0400802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d549a02cd41077ebe13778479545dcd5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9180a37983f7162254746bba25819c55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9180a37983f7162254746bba25819c55" table:number-columns-spanned="5" table:number-rows-spanned="1" office:value-type="string">
            <text:p>TABLA No. 52-24</text:p>
          </table:table-cell>
          <table:covered-table-cell table:number-columns-repeated="4"/>
        </table:table-row>
        <table:table-row table:style-name="ro1">
          <table:table-cell table:style-name="odsStyleTableCell-9180a37983f7162254746bba25819c55" table:number-columns-spanned="5" table:number-rows-spanned="1" office:value-type="string">
            <text:p>TABLA DE COTIZACIONES DEL 18 DE MARZ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9180a37983f7162254746bba25819c55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90bf87728d4b32b1b307adf9b01ff103" office:value-type="string">
            <text:p>PAIS</text:p>
          </table:table-cell>
          <table:table-cell table:style-name="odsStyleTableCell-90bf87728d4b32b1b307adf9b01ff103" office:value-type="string">
            <text:p>UNIDAD MONETARIA</text:p>
          </table:table-cell>
          <table:table-cell table:style-name="odsStyleTableCell-90bf87728d4b32b1b307adf9b01ff103" office:value-type="string">
            <text:p>MONEDA</text:p>
          </table:table-cell>
          <table:table-cell table:style-name="odsStyleTableCell-90bf87728d4b32b1b307adf9b01ff103" office:value-type="string">
            <text:p>TIPO DE CAMBIO EN Bs POR UNIDAD DE MONEDA EXTRANJERA</text:p>
          </table:table-cell>
          <table:table-cell table:style-name="odsStyleTableCell-90bf87728d4b32b1b307adf9b01ff103" office:value-type="string">
            <text:p>TIPO DE CAMBIO EN M.E.</text:p>
          </table:table-cell>
        </table:table-row>
        <table:table-row table:style-name="ro1">
          <table:table-cell table:style-name="odsStyleTableCell-bbd15b9b4326d436f6875523c3902302" office:value-type="string">
            <text:p>ESTADOS UNIDOS</text:p>
          </table:table-cell>
          <table:table-cell table:style-name="odsStyleTableCell-bbd15b9b4326d436f6875523c3902302" office:value-type="string">
            <text:p>DOLAR VENTA</text:p>
          </table:table-cell>
          <table:table-cell table:style-name="odsStyleTableCell-bbd15b9b4326d436f6875523c3902302" office:value-type="string">
            <text:p>USD.VENTA</text:p>
          </table:table-cell>
          <table:table-cell table:style-name="odsStyleTableCell-cf2eafdcc21c4a45f78e0ac29f31cf21" office:value-type="string">
            <text:p>6.96000</text:p>
          </table:table-cell>
          <table:table-cell table:style-name="odsStyleTableCell-cf2eafdcc21c4a45f78e0ac29f31cf21" office:value-type="string">
            <text:p/>
          </table:table-cell>
        </table:table-row>
        <table:table-row table:style-name="ro1">
          <table:table-cell table:style-name="odsStyleTableCell-bbd15b9b4326d436f6875523c3902302" office:value-type="string">
            <text:p>ESTADOS UNIDOS</text:p>
          </table:table-cell>
          <table:table-cell table:style-name="odsStyleTableCell-bbd15b9b4326d436f6875523c3902302" office:value-type="string">
            <text:p>DOLAR COMPRA</text:p>
          </table:table-cell>
          <table:table-cell table:style-name="odsStyleTableCell-bbd15b9b4326d436f6875523c3902302" office:value-type="string">
            <text:p>USD.COMPRA</text:p>
          </table:table-cell>
          <table:table-cell table:style-name="odsStyleTableCell-cf2eafdcc21c4a45f78e0ac29f31cf21" office:value-type="string">
            <text:p>6.86000</text:p>
          </table:table-cell>
          <table:table-cell table:style-name="odsStyleTableCell-cf2eafdcc21c4a45f78e0ac29f31cf21" office:value-type="string">
            <text:p/>
          </table:table-cell>
        </table:table-row>
        <table:table-row table:style-name="ro1">
          <table:table-cell table:style-name="odsStyleTableCell-bbd15b9b4326d436f6875523c3902302" office:value-type="string">
            <text:p>UNION EUROPEA</text:p>
          </table:table-cell>
          <table:table-cell table:style-name="odsStyleTableCell-bbd15b9b4326d436f6875523c3902302" office:value-type="string">
            <text:p>EURO</text:p>
          </table:table-cell>
          <table:table-cell table:style-name="odsStyleTableCell-bbd15b9b4326d436f6875523c3902302" office:value-type="string">
            <text:p>EUR</text:p>
          </table:table-cell>
          <table:table-cell table:style-name="odsStyleTableCell-cf2eafdcc21c4a45f78e0ac29f31cf21" office:value-type="string">
            <text:p>7.46984</text:p>
          </table:table-cell>
          <table:table-cell table:style-name="odsStyleTableCell-cf2eafdcc21c4a45f78e0ac29f31cf21" office:value-type="string">
            <text:p>0.91836</text:p>
          </table:table-cell>
        </table:table-row>
        <table:table-row table:style-name="ro1">
          <table:table-cell table:style-name="odsStyleTableCell-bbd15b9b4326d436f6875523c3902302" office:value-type="string">
            <text:p>JAPON</text:p>
          </table:table-cell>
          <table:table-cell table:style-name="odsStyleTableCell-bbd15b9b4326d436f6875523c3902302" office:value-type="string">
            <text:p>YEN</text:p>
          </table:table-cell>
          <table:table-cell table:style-name="odsStyleTableCell-bbd15b9b4326d436f6875523c3902302" office:value-type="string">
            <text:p>JPY</text:p>
          </table:table-cell>
          <table:table-cell table:style-name="odsStyleTableCell-cf2eafdcc21c4a45f78e0ac29f31cf21" office:value-type="string">
            <text:p>0.04603</text:p>
          </table:table-cell>
          <table:table-cell table:style-name="odsStyleTableCell-cf2eafdcc21c4a45f78e0ac29f31cf21" office:value-type="string">
            <text:p>149.04000</text:p>
          </table:table-cell>
        </table:table-row>
        <table:table-row table:style-name="ro1">
          <table:table-cell table:style-name="odsStyleTableCell-bbd15b9b4326d436f6875523c3902302" office:value-type="string">
            <text:p>ARABIA SAUDITA</text:p>
          </table:table-cell>
          <table:table-cell table:style-name="odsStyleTableCell-bbd15b9b4326d436f6875523c3902302" office:value-type="string">
            <text:p>RIYAL SAUDÍ</text:p>
          </table:table-cell>
          <table:table-cell table:style-name="odsStyleTableCell-bbd15b9b4326d436f6875523c3902302" office:value-type="string">
            <text:p>SAR</text:p>
          </table:table-cell>
          <table:table-cell table:style-name="odsStyleTableCell-cf2eafdcc21c4a45f78e0ac29f31cf21" office:value-type="string">
            <text:p>1.82919</text:p>
          </table:table-cell>
          <table:table-cell table:style-name="odsStyleTableCell-cf2eafdcc21c4a45f78e0ac29f31cf21" office:value-type="string">
            <text:p>3.75030</text:p>
          </table:table-cell>
        </table:table-row>
        <table:table-row table:style-name="ro1">
          <table:table-cell table:style-name="odsStyleTableCell-bbd15b9b4326d436f6875523c3902302" office:value-type="string">
            <text:p>ARGELIA</text:p>
          </table:table-cell>
          <table:table-cell table:style-name="odsStyleTableCell-bbd15b9b4326d436f6875523c3902302" office:value-type="string">
            <text:p>DINAR ARGELINO</text:p>
          </table:table-cell>
          <table:table-cell table:style-name="odsStyleTableCell-bbd15b9b4326d436f6875523c3902302" office:value-type="string">
            <text:p>DZD</text:p>
          </table:table-cell>
          <table:table-cell table:style-name="odsStyleTableCell-cf2eafdcc21c4a45f78e0ac29f31cf21" office:value-type="string">
            <text:p>0.05108</text:p>
          </table:table-cell>
          <table:table-cell table:style-name="odsStyleTableCell-cf2eafdcc21c4a45f78e0ac29f31cf21" office:value-type="string">
            <text:p>134.29900</text:p>
          </table:table-cell>
        </table:table-row>
        <table:table-row table:style-name="ro1">
          <table:table-cell table:style-name="odsStyleTableCell-bbd15b9b4326d436f6875523c3902302" office:value-type="string">
            <text:p>ARGENTINA</text:p>
          </table:table-cell>
          <table:table-cell table:style-name="odsStyleTableCell-bbd15b9b4326d436f6875523c3902302" office:value-type="string">
            <text:p>PESO</text:p>
          </table:table-cell>
          <table:table-cell table:style-name="odsStyleTableCell-bbd15b9b4326d436f6875523c3902302" office:value-type="string">
            <text:p>ARS</text:p>
          </table:table-cell>
          <table:table-cell table:style-name="odsStyleTableCell-cf2eafdcc21c4a45f78e0ac29f31cf21" office:value-type="string">
            <text:p>0.00806</text:p>
          </table:table-cell>
          <table:table-cell table:style-name="odsStyleTableCell-cf2eafdcc21c4a45f78e0ac29f31cf21" office:value-type="string">
            <text:p>850.75000</text:p>
          </table:table-cell>
        </table:table-row>
        <table:table-row table:style-name="ro1">
          <table:table-cell table:style-name="odsStyleTableCell-bbd15b9b4326d436f6875523c3902302" office:value-type="string">
            <text:p>AUSTRALIA</text:p>
          </table:table-cell>
          <table:table-cell table:style-name="odsStyleTableCell-bbd15b9b4326d436f6875523c3902302" office:value-type="string">
            <text:p>DÓLAR</text:p>
          </table:table-cell>
          <table:table-cell table:style-name="odsStyleTableCell-bbd15b9b4326d436f6875523c3902302" office:value-type="string">
            <text:p>AUD</text:p>
          </table:table-cell>
          <table:table-cell table:style-name="odsStyleTableCell-cf2eafdcc21c4a45f78e0ac29f31cf21" office:value-type="string">
            <text:p>4.50152</text:p>
          </table:table-cell>
          <table:table-cell table:style-name="odsStyleTableCell-cf2eafdcc21c4a45f78e0ac29f31cf21" office:value-type="string">
            <text:p>1.52393</text:p>
          </table:table-cell>
        </table:table-row>
        <table:table-row table:style-name="ro1">
          <table:table-cell table:style-name="odsStyleTableCell-bbd15b9b4326d436f6875523c3902302" office:value-type="string">
            <text:p>BRASIL</text:p>
          </table:table-cell>
          <table:table-cell table:style-name="odsStyleTableCell-bbd15b9b4326d436f6875523c3902302" office:value-type="string">
            <text:p>REAL</text:p>
          </table:table-cell>
          <table:table-cell table:style-name="odsStyleTableCell-bbd15b9b4326d436f6875523c3902302" office:value-type="string">
            <text:p>BRL</text:p>
          </table:table-cell>
          <table:table-cell table:style-name="odsStyleTableCell-cf2eafdcc21c4a45f78e0ac29f31cf21" office:value-type="string">
            <text:p>1.37348</text:p>
          </table:table-cell>
          <table:table-cell table:style-name="odsStyleTableCell-cf2eafdcc21c4a45f78e0ac29f31cf21" office:value-type="string">
            <text:p>4.99460</text:p>
          </table:table-cell>
        </table:table-row>
        <table:table-row table:style-name="ro1">
          <table:table-cell table:style-name="odsStyleTableCell-bbd15b9b4326d436f6875523c3902302" office:value-type="string">
            <text:p>CANADA</text:p>
          </table:table-cell>
          <table:table-cell table:style-name="odsStyleTableCell-bbd15b9b4326d436f6875523c3902302" office:value-type="string">
            <text:p>DÓLAR</text:p>
          </table:table-cell>
          <table:table-cell table:style-name="odsStyleTableCell-bbd15b9b4326d436f6875523c3902302" office:value-type="string">
            <text:p>CAD</text:p>
          </table:table-cell>
          <table:table-cell table:style-name="odsStyleTableCell-cf2eafdcc21c4a45f78e0ac29f31cf21" office:value-type="string">
            <text:p>5.06647</text:p>
          </table:table-cell>
          <table:table-cell table:style-name="odsStyleTableCell-cf2eafdcc21c4a45f78e0ac29f31cf21" office:value-type="string">
            <text:p>1.35400</text:p>
          </table:table-cell>
        </table:table-row>
        <table:table-row table:style-name="ro1">
          <table:table-cell table:style-name="odsStyleTableCell-bbd15b9b4326d436f6875523c3902302" office:value-type="string">
            <text:p>CHILE</text:p>
          </table:table-cell>
          <table:table-cell table:style-name="odsStyleTableCell-bbd15b9b4326d436f6875523c3902302" office:value-type="string">
            <text:p>PESO</text:p>
          </table:table-cell>
          <table:table-cell table:style-name="odsStyleTableCell-bbd15b9b4326d436f6875523c3902302" office:value-type="string">
            <text:p>CLP</text:p>
          </table:table-cell>
          <table:table-cell table:style-name="odsStyleTableCell-cf2eafdcc21c4a45f78e0ac29f31cf21" office:value-type="string">
            <text:p>0.00728</text:p>
          </table:table-cell>
          <table:table-cell table:style-name="odsStyleTableCell-cf2eafdcc21c4a45f78e0ac29f31cf21" office:value-type="string">
            <text:p>942.30000</text:p>
          </table:table-cell>
        </table:table-row>
        <table:table-row table:style-name="ro1">
          <table:table-cell table:style-name="odsStyleTableCell-bbd15b9b4326d436f6875523c3902302" office:value-type="string">
            <text:p>COLOMBIA</text:p>
          </table:table-cell>
          <table:table-cell table:style-name="odsStyleTableCell-bbd15b9b4326d436f6875523c3902302" office:value-type="string">
            <text:p>PESO</text:p>
          </table:table-cell>
          <table:table-cell table:style-name="odsStyleTableCell-bbd15b9b4326d436f6875523c3902302" office:value-type="string">
            <text:p>COP</text:p>
          </table:table-cell>
          <table:table-cell table:style-name="odsStyleTableCell-cf2eafdcc21c4a45f78e0ac29f31cf21" office:value-type="string">
            <text:p>0.00177</text:p>
          </table:table-cell>
          <table:table-cell table:style-name="odsStyleTableCell-cf2eafdcc21c4a45f78e0ac29f31cf21" office:value-type="string">
            <text:p>3,882.17000</text:p>
          </table:table-cell>
        </table:table-row>
        <table:table-row table:style-name="ro1">
          <table:table-cell table:style-name="odsStyleTableCell-bbd15b9b4326d436f6875523c3902302" office:value-type="string">
            <text:p>COREA DEL SUR</text:p>
          </table:table-cell>
          <table:table-cell table:style-name="odsStyleTableCell-bbd15b9b4326d436f6875523c3902302" office:value-type="string">
            <text:p>WON</text:p>
          </table:table-cell>
          <table:table-cell table:style-name="odsStyleTableCell-bbd15b9b4326d436f6875523c3902302" office:value-type="string">
            <text:p>KRW</text:p>
          </table:table-cell>
          <table:table-cell table:style-name="odsStyleTableCell-cf2eafdcc21c4a45f78e0ac29f31cf21" office:value-type="string">
            <text:p>0.00516</text:p>
          </table:table-cell>
          <table:table-cell table:style-name="odsStyleTableCell-cf2eafdcc21c4a45f78e0ac29f31cf21" office:value-type="string">
            <text:p>1,329.79000</text:p>
          </table:table-cell>
        </table:table-row>
        <table:table-row table:style-name="ro1">
          <table:table-cell table:style-name="odsStyleTableCell-bbd15b9b4326d436f6875523c3902302" office:value-type="string">
            <text:p>COSTA RICA</text:p>
          </table:table-cell>
          <table:table-cell table:style-name="odsStyleTableCell-bbd15b9b4326d436f6875523c3902302" office:value-type="string">
            <text:p>COLON COSTARRICENSE</text:p>
          </table:table-cell>
          <table:table-cell table:style-name="odsStyleTableCell-bbd15b9b4326d436f6875523c3902302" office:value-type="string">
            <text:p>CRC</text:p>
          </table:table-cell>
          <table:table-cell table:style-name="odsStyleTableCell-cf2eafdcc21c4a45f78e0ac29f31cf21" office:value-type="string">
            <text:p>0.01358</text:p>
          </table:table-cell>
          <table:table-cell table:style-name="odsStyleTableCell-cf2eafdcc21c4a45f78e0ac29f31cf21" office:value-type="string">
            <text:p>505.28000</text:p>
          </table:table-cell>
        </table:table-row>
        <table:table-row table:style-name="ro1">
          <table:table-cell table:style-name="odsStyleTableCell-bbd15b9b4326d436f6875523c3902302" office:value-type="string">
            <text:p>REPUBLICA CHECA</text:p>
          </table:table-cell>
          <table:table-cell table:style-name="odsStyleTableCell-bbd15b9b4326d436f6875523c3902302" office:value-type="string">
            <text:p>CORONA CHECA</text:p>
          </table:table-cell>
          <table:table-cell table:style-name="odsStyleTableCell-bbd15b9b4326d436f6875523c3902302" office:value-type="string">
            <text:p>CZK</text:p>
          </table:table-cell>
          <table:table-cell table:style-name="odsStyleTableCell-cf2eafdcc21c4a45f78e0ac29f31cf21" office:value-type="string">
            <text:p>0.29709</text:p>
          </table:table-cell>
          <table:table-cell table:style-name="odsStyleTableCell-cf2eafdcc21c4a45f78e0ac29f31cf21" office:value-type="string">
            <text:p>23.09080</text:p>
          </table:table-cell>
        </table:table-row>
        <table:table-row table:style-name="ro1">
          <table:table-cell table:style-name="odsStyleTableCell-bbd15b9b4326d436f6875523c3902302" office:value-type="string">
            <text:p>DINAMARCA</text:p>
          </table:table-cell>
          <table:table-cell table:style-name="odsStyleTableCell-bbd15b9b4326d436f6875523c3902302" office:value-type="string">
            <text:p>CORONA</text:p>
          </table:table-cell>
          <table:table-cell table:style-name="odsStyleTableCell-bbd15b9b4326d436f6875523c3902302" office:value-type="string">
            <text:p>DKK</text:p>
          </table:table-cell>
          <table:table-cell table:style-name="odsStyleTableCell-cf2eafdcc21c4a45f78e0ac29f31cf21" office:value-type="string">
            <text:p>1.00183</text:p>
          </table:table-cell>
          <table:table-cell table:style-name="odsStyleTableCell-cf2eafdcc21c4a45f78e0ac29f31cf21" office:value-type="string">
            <text:p>6.84750</text:p>
          </table:table-cell>
        </table:table-row>
        <table:table-row table:style-name="ro1">
          <table:table-cell table:style-name="odsStyleTableCell-bbd15b9b4326d436f6875523c3902302" office:value-type="string">
            <text:p>ECUADOR</text:p>
          </table:table-cell>
          <table:table-cell table:style-name="odsStyleTableCell-bbd15b9b4326d436f6875523c3902302" office:value-type="string">
            <text:p>DÓLAR</text:p>
          </table:table-cell>
          <table:table-cell table:style-name="odsStyleTableCell-bbd15b9b4326d436f6875523c3902302" office:value-type="string">
            <text:p>USD</text:p>
          </table:table-cell>
          <table:table-cell table:style-name="odsStyleTableCell-cf2eafdcc21c4a45f78e0ac29f31cf21" office:value-type="string">
            <text:p>6.86000</text:p>
          </table:table-cell>
          <table:table-cell table:style-name="odsStyleTableCell-cf2eafdcc21c4a45f78e0ac29f31cf21" office:value-type="string">
            <text:p>1.00000</text:p>
          </table:table-cell>
        </table:table-row>
        <table:table-row table:style-name="ro1">
          <table:table-cell table:style-name="odsStyleTableCell-bbd15b9b4326d436f6875523c3902302" office:value-type="string">
            <text:p>EMIRATOS ARABES</text:p>
          </table:table-cell>
          <table:table-cell table:style-name="odsStyleTableCell-bbd15b9b4326d436f6875523c3902302" office:value-type="string">
            <text:p>DIRHAM</text:p>
          </table:table-cell>
          <table:table-cell table:style-name="odsStyleTableCell-bbd15b9b4326d436f6875523c3902302" office:value-type="string">
            <text:p>AED</text:p>
          </table:table-cell>
          <table:table-cell table:style-name="odsStyleTableCell-cf2eafdcc21c4a45f78e0ac29f31cf21" office:value-type="string">
            <text:p>1.86789</text:p>
          </table:table-cell>
          <table:table-cell table:style-name="odsStyleTableCell-cf2eafdcc21c4a45f78e0ac29f31cf21" office:value-type="string">
            <text:p>3.67260</text:p>
          </table:table-cell>
        </table:table-row>
        <table:table-row table:style-name="ro1">
          <table:table-cell table:style-name="odsStyleTableCell-bbd15b9b4326d436f6875523c3902302" office:value-type="string">
            <text:p>FILIPINAS</text:p>
          </table:table-cell>
          <table:table-cell table:style-name="odsStyleTableCell-bbd15b9b4326d436f6875523c3902302" office:value-type="string">
            <text:p>PESO FILIPINO</text:p>
          </table:table-cell>
          <table:table-cell table:style-name="odsStyleTableCell-bbd15b9b4326d436f6875523c3902302" office:value-type="string">
            <text:p>PHP</text:p>
          </table:table-cell>
          <table:table-cell table:style-name="odsStyleTableCell-cf2eafdcc21c4a45f78e0ac29f31cf21" office:value-type="string">
            <text:p>0.12354</text:p>
          </table:table-cell>
          <table:table-cell table:style-name="odsStyleTableCell-cf2eafdcc21c4a45f78e0ac29f31cf21" office:value-type="string">
            <text:p>55.52800</text:p>
          </table:table-cell>
        </table:table-row>
        <table:table-row table:style-name="ro1">
          <table:table-cell table:style-name="odsStyleTableCell-bbd15b9b4326d436f6875523c3902302" office:value-type="string">
            <text:p>HAITÍ</text:p>
          </table:table-cell>
          <table:table-cell table:style-name="odsStyleTableCell-bbd15b9b4326d436f6875523c3902302" office:value-type="string">
            <text:p>GOURDE</text:p>
          </table:table-cell>
          <table:table-cell table:style-name="odsStyleTableCell-bbd15b9b4326d436f6875523c3902302" office:value-type="string">
            <text:p>HTG</text:p>
          </table:table-cell>
          <table:table-cell table:style-name="odsStyleTableCell-cf2eafdcc21c4a45f78e0ac29f31cf21" office:value-type="string">
            <text:p>0.05189</text:p>
          </table:table-cell>
          <table:table-cell table:style-name="odsStyleTableCell-cf2eafdcc21c4a45f78e0ac29f31cf21" office:value-type="string">
            <text:p>132.19130</text:p>
          </table:table-cell>
        </table:table-row>
        <table:table-row table:style-name="ro1">
          <table:table-cell table:style-name="odsStyleTableCell-bbd15b9b4326d436f6875523c3902302" office:value-type="string">
            <text:p>HONG KONG</text:p>
          </table:table-cell>
          <table:table-cell table:style-name="odsStyleTableCell-bbd15b9b4326d436f6875523c3902302" office:value-type="string">
            <text:p>DÓLAR</text:p>
          </table:table-cell>
          <table:table-cell table:style-name="odsStyleTableCell-bbd15b9b4326d436f6875523c3902302" office:value-type="string">
            <text:p>HKD</text:p>
          </table:table-cell>
          <table:table-cell table:style-name="odsStyleTableCell-cf2eafdcc21c4a45f78e0ac29f31cf21" office:value-type="string">
            <text:p>0.87698</text:p>
          </table:table-cell>
          <table:table-cell table:style-name="odsStyleTableCell-cf2eafdcc21c4a45f78e0ac29f31cf21" office:value-type="string">
            <text:p>7.82230</text:p>
          </table:table-cell>
        </table:table-row>
        <table:table-row table:style-name="ro1">
          <table:table-cell table:style-name="odsStyleTableCell-bbd15b9b4326d436f6875523c3902302" office:value-type="string">
            <text:p>INDIA</text:p>
          </table:table-cell>
          <table:table-cell table:style-name="odsStyleTableCell-bbd15b9b4326d436f6875523c3902302" office:value-type="string">
            <text:p>RUPIA</text:p>
          </table:table-cell>
          <table:table-cell table:style-name="odsStyleTableCell-bbd15b9b4326d436f6875523c3902302" office:value-type="string">
            <text:p>INR</text:p>
          </table:table-cell>
          <table:table-cell table:style-name="odsStyleTableCell-cf2eafdcc21c4a45f78e0ac29f31cf21" office:value-type="string">
            <text:p>0.08276</text:p>
          </table:table-cell>
          <table:table-cell table:style-name="odsStyleTableCell-cf2eafdcc21c4a45f78e0ac29f31cf21" office:value-type="string">
            <text:p>82.88620</text:p>
          </table:table-cell>
        </table:table-row>
        <table:table-row table:style-name="ro1">
          <table:table-cell table:style-name="odsStyleTableCell-bbd15b9b4326d436f6875523c3902302" office:value-type="string">
            <text:p>INDONESIA</text:p>
          </table:table-cell>
          <table:table-cell table:style-name="odsStyleTableCell-bbd15b9b4326d436f6875523c3902302" office:value-type="string">
            <text:p>RUPIA INDONESIA</text:p>
          </table:table-cell>
          <table:table-cell table:style-name="odsStyleTableCell-bbd15b9b4326d436f6875523c3902302" office:value-type="string">
            <text:p>IDR</text:p>
          </table:table-cell>
          <table:table-cell table:style-name="odsStyleTableCell-cf2eafdcc21c4a45f78e0ac29f31cf21" office:value-type="string">
            <text:p>0.00044</text:p>
          </table:table-cell>
          <table:table-cell table:style-name="odsStyleTableCell-cf2eafdcc21c4a45f78e0ac29f31cf21" office:value-type="string">
            <text:p>15,594.50000</text:p>
          </table:table-cell>
        </table:table-row>
        <table:table-row table:style-name="ro1">
          <table:table-cell table:style-name="odsStyleTableCell-bbd15b9b4326d436f6875523c3902302" office:value-type="string">
            <text:p>ISRAEL</text:p>
          </table:table-cell>
          <table:table-cell table:style-name="odsStyleTableCell-bbd15b9b4326d436f6875523c3902302" office:value-type="string">
            <text:p>NUEVO SÉQUEL</text:p>
          </table:table-cell>
          <table:table-cell table:style-name="odsStyleTableCell-bbd15b9b4326d436f6875523c3902302" office:value-type="string">
            <text:p>ILS</text:p>
          </table:table-cell>
          <table:table-cell table:style-name="odsStyleTableCell-cf2eafdcc21c4a45f78e0ac29f31cf21" office:value-type="string">
            <text:p>1.87248</text:p>
          </table:table-cell>
          <table:table-cell table:style-name="odsStyleTableCell-cf2eafdcc21c4a45f78e0ac29f31cf21" office:value-type="string">
            <text:p>3.66360</text:p>
          </table:table-cell>
        </table:table-row>
        <table:table-row table:style-name="ro1">
          <table:table-cell table:style-name="odsStyleTableCell-bbd15b9b4326d436f6875523c3902302" office:value-type="string">
            <text:p>MALASIA</text:p>
          </table:table-cell>
          <table:table-cell table:style-name="odsStyleTableCell-bbd15b9b4326d436f6875523c3902302" office:value-type="string">
            <text:p>RINGGIT MALAYO</text:p>
          </table:table-cell>
          <table:table-cell table:style-name="odsStyleTableCell-bbd15b9b4326d436f6875523c3902302" office:value-type="string">
            <text:p>MYR</text:p>
          </table:table-cell>
          <table:table-cell table:style-name="odsStyleTableCell-cf2eafdcc21c4a45f78e0ac29f31cf21" office:value-type="string">
            <text:p>1.45734</text:p>
          </table:table-cell>
          <table:table-cell table:style-name="odsStyleTableCell-cf2eafdcc21c4a45f78e0ac29f31cf21" office:value-type="string">
            <text:p>4.70720</text:p>
          </table:table-cell>
        </table:table-row>
        <table:table-row table:style-name="ro1">
          <table:table-cell table:style-name="odsStyleTableCell-bbd15b9b4326d436f6875523c3902302" office:value-type="string">
            <text:p>MEXICO</text:p>
          </table:table-cell>
          <table:table-cell table:style-name="odsStyleTableCell-bbd15b9b4326d436f6875523c3902302" office:value-type="string">
            <text:p>PESO</text:p>
          </table:table-cell>
          <table:table-cell table:style-name="odsStyleTableCell-bbd15b9b4326d436f6875523c3902302" office:value-type="string">
            <text:p>MXN</text:p>
          </table:table-cell>
          <table:table-cell table:style-name="odsStyleTableCell-cf2eafdcc21c4a45f78e0ac29f31cf21" office:value-type="string">
            <text:p>0.41071</text:p>
          </table:table-cell>
          <table:table-cell table:style-name="odsStyleTableCell-cf2eafdcc21c4a45f78e0ac29f31cf21" office:value-type="string">
            <text:p>16.70270</text:p>
          </table:table-cell>
        </table:table-row>
        <table:table-row table:style-name="ro1">
          <table:table-cell table:style-name="odsStyleTableCell-bbd15b9b4326d436f6875523c3902302" office:value-type="string">
            <text:p>NORUEGA</text:p>
          </table:table-cell>
          <table:table-cell table:style-name="odsStyleTableCell-bbd15b9b4326d436f6875523c3902302" office:value-type="string">
            <text:p>CORONA</text:p>
          </table:table-cell>
          <table:table-cell table:style-name="odsStyleTableCell-bbd15b9b4326d436f6875523c3902302" office:value-type="string">
            <text:p>NOK</text:p>
          </table:table-cell>
          <table:table-cell table:style-name="odsStyleTableCell-cf2eafdcc21c4a45f78e0ac29f31cf21" office:value-type="string">
            <text:p>0.64562</text:p>
          </table:table-cell>
          <table:table-cell table:style-name="odsStyleTableCell-cf2eafdcc21c4a45f78e0ac29f31cf21" office:value-type="string">
            <text:p>10.62550</text:p>
          </table:table-cell>
        </table:table-row>
        <table:table-row table:style-name="ro1">
          <table:table-cell table:style-name="odsStyleTableCell-bbd15b9b4326d436f6875523c3902302" office:value-type="string">
            <text:p>PANAMÁ</text:p>
          </table:table-cell>
          <table:table-cell table:style-name="odsStyleTableCell-bbd15b9b4326d436f6875523c3902302" office:value-type="string">
            <text:p>BALBOA</text:p>
          </table:table-cell>
          <table:table-cell table:style-name="odsStyleTableCell-bbd15b9b4326d436f6875523c3902302" office:value-type="string">
            <text:p>PAB</text:p>
          </table:table-cell>
          <table:table-cell table:style-name="odsStyleTableCell-cf2eafdcc21c4a45f78e0ac29f31cf21" office:value-type="string">
            <text:p>6.86000</text:p>
          </table:table-cell>
          <table:table-cell table:style-name="odsStyleTableCell-cf2eafdcc21c4a45f78e0ac29f31cf21" office:value-type="string">
            <text:p>1.00000</text:p>
          </table:table-cell>
        </table:table-row>
        <table:table-row table:style-name="ro1">
          <table:table-cell table:style-name="odsStyleTableCell-bbd15b9b4326d436f6875523c3902302" office:value-type="string">
            <text:p>PARAGUAY</text:p>
          </table:table-cell>
          <table:table-cell table:style-name="odsStyleTableCell-bbd15b9b4326d436f6875523c3902302" office:value-type="string">
            <text:p>GUARANI</text:p>
          </table:table-cell>
          <table:table-cell table:style-name="odsStyleTableCell-bbd15b9b4326d436f6875523c3902302" office:value-type="string">
            <text:p>PYG</text:p>
          </table:table-cell>
          <table:table-cell table:style-name="odsStyleTableCell-cf2eafdcc21c4a45f78e0ac29f31cf21" office:value-type="string">
            <text:p>0.00094</text:p>
          </table:table-cell>
          <table:table-cell table:style-name="odsStyleTableCell-cf2eafdcc21c4a45f78e0ac29f31cf21" office:value-type="string">
            <text:p>7,300.70000</text:p>
          </table:table-cell>
        </table:table-row>
        <table:table-row table:style-name="ro1">
          <table:table-cell table:style-name="odsStyleTableCell-bbd15b9b4326d436f6875523c3902302" office:value-type="string">
            <text:p>PERU</text:p>
          </table:table-cell>
          <table:table-cell table:style-name="odsStyleTableCell-bbd15b9b4326d436f6875523c3902302" office:value-type="string">
            <text:p>NUEVO SOL</text:p>
          </table:table-cell>
          <table:table-cell table:style-name="odsStyleTableCell-bbd15b9b4326d436f6875523c3902302" office:value-type="string">
            <text:p>PEN</text:p>
          </table:table-cell>
          <table:table-cell table:style-name="odsStyleTableCell-cf2eafdcc21c4a45f78e0ac29f31cf21" office:value-type="string">
            <text:p>1.86049</text:p>
          </table:table-cell>
          <table:table-cell table:style-name="odsStyleTableCell-cf2eafdcc21c4a45f78e0ac29f31cf21" office:value-type="string">
            <text:p>3.68720</text:p>
          </table:table-cell>
        </table:table-row>
        <table:table-row table:style-name="ro1">
          <table:table-cell table:style-name="odsStyleTableCell-bbd15b9b4326d436f6875523c3902302" office:value-type="string">
            <text:p>REINO UNIDO</text:p>
          </table:table-cell>
          <table:table-cell table:style-name="odsStyleTableCell-bbd15b9b4326d436f6875523c3902302" office:value-type="string">
            <text:p>LIBRA</text:p>
          </table:table-cell>
          <table:table-cell table:style-name="odsStyleTableCell-bbd15b9b4326d436f6875523c3902302" office:value-type="string">
            <text:p>GBP</text:p>
          </table:table-cell>
          <table:table-cell table:style-name="odsStyleTableCell-cf2eafdcc21c4a45f78e0ac29f31cf21" office:value-type="string">
            <text:p>8.73830</text:p>
          </table:table-cell>
          <table:table-cell table:style-name="odsStyleTableCell-cf2eafdcc21c4a45f78e0ac29f31cf21" office:value-type="string">
            <text:p>0.78505</text:p>
          </table:table-cell>
        </table:table-row>
        <table:table-row table:style-name="ro1">
          <table:table-cell table:style-name="odsStyleTableCell-bbd15b9b4326d436f6875523c3902302" office:value-type="string">
            <text:p>REPÚBLICA DOMINICANA</text:p>
          </table:table-cell>
          <table:table-cell table:style-name="odsStyleTableCell-bbd15b9b4326d436f6875523c3902302" office:value-type="string">
            <text:p>PESO DOMINICANO</text:p>
          </table:table-cell>
          <table:table-cell table:style-name="odsStyleTableCell-bbd15b9b4326d436f6875523c3902302" office:value-type="string">
            <text:p>DOP</text:p>
          </table:table-cell>
          <table:table-cell table:style-name="odsStyleTableCell-cf2eafdcc21c4a45f78e0ac29f31cf21" office:value-type="string">
            <text:p>0.11603</text:p>
          </table:table-cell>
          <table:table-cell table:style-name="odsStyleTableCell-cf2eafdcc21c4a45f78e0ac29f31cf21" office:value-type="string">
            <text:p>59.12200</text:p>
          </table:table-cell>
        </table:table-row>
        <table:table-row table:style-name="ro1">
          <table:table-cell table:style-name="odsStyleTableCell-bbd15b9b4326d436f6875523c3902302" office:value-type="string">
            <text:p>REP.POPULAR CHINA</text:p>
          </table:table-cell>
          <table:table-cell table:style-name="odsStyleTableCell-bbd15b9b4326d436f6875523c3902302" office:value-type="string">
            <text:p>YUAN RENMINBI OFFSHORE</text:p>
          </table:table-cell>
          <table:table-cell table:style-name="odsStyleTableCell-bbd15b9b4326d436f6875523c3902302" office:value-type="string">
            <text:p>CNH</text:p>
          </table:table-cell>
          <table:table-cell table:style-name="odsStyleTableCell-cf2eafdcc21c4a45f78e0ac29f31cf21" office:value-type="string">
            <text:p>0.95197</text:p>
          </table:table-cell>
          <table:table-cell table:style-name="odsStyleTableCell-cf2eafdcc21c4a45f78e0ac29f31cf21" office:value-type="string">
            <text:p>7.20610</text:p>
          </table:table-cell>
        </table:table-row>
        <table:table-row table:style-name="ro1">
          <table:table-cell table:style-name="odsStyleTableCell-bbd15b9b4326d436f6875523c3902302" office:value-type="string">
            <text:p>RUSIA</text:p>
          </table:table-cell>
          <table:table-cell table:style-name="odsStyleTableCell-bbd15b9b4326d436f6875523c3902302" office:value-type="string">
            <text:p>RUBLO RUSO</text:p>
          </table:table-cell>
          <table:table-cell table:style-name="odsStyleTableCell-bbd15b9b4326d436f6875523c3902302" office:value-type="string">
            <text:p>RUB</text:p>
          </table:table-cell>
          <table:table-cell table:style-name="odsStyleTableCell-cf2eafdcc21c4a45f78e0ac29f31cf21" office:value-type="string">
            <text:p>0.07414</text:p>
          </table:table-cell>
          <table:table-cell table:style-name="odsStyleTableCell-cf2eafdcc21c4a45f78e0ac29f31cf21" office:value-type="string">
            <text:p>92.52500</text:p>
          </table:table-cell>
        </table:table-row>
        <table:table-row table:style-name="ro1">
          <table:table-cell table:style-name="odsStyleTableCell-bbd15b9b4326d436f6875523c3902302" office:value-type="string">
            <text:p>SINGAPUR</text:p>
          </table:table-cell>
          <table:table-cell table:style-name="odsStyleTableCell-bbd15b9b4326d436f6875523c3902302" office:value-type="string">
            <text:p>DÓLAR</text:p>
          </table:table-cell>
          <table:table-cell table:style-name="odsStyleTableCell-bbd15b9b4326d436f6875523c3902302" office:value-type="string">
            <text:p>SGD</text:p>
          </table:table-cell>
          <table:table-cell table:style-name="odsStyleTableCell-cf2eafdcc21c4a45f78e0ac29f31cf21" office:value-type="string">
            <text:p>5.12744</text:p>
          </table:table-cell>
          <table:table-cell table:style-name="odsStyleTableCell-cf2eafdcc21c4a45f78e0ac29f31cf21" office:value-type="string">
            <text:p>1.33790</text:p>
          </table:table-cell>
        </table:table-row>
        <table:table-row table:style-name="ro1">
          <table:table-cell table:style-name="odsStyleTableCell-bbd15b9b4326d436f6875523c3902302" office:value-type="string">
            <text:p>SUDÁFRICA</text:p>
          </table:table-cell>
          <table:table-cell table:style-name="odsStyleTableCell-bbd15b9b4326d436f6875523c3902302" office:value-type="string">
            <text:p>RAND</text:p>
          </table:table-cell>
          <table:table-cell table:style-name="odsStyleTableCell-bbd15b9b4326d436f6875523c3902302" office:value-type="string">
            <text:p>ZAR</text:p>
          </table:table-cell>
          <table:table-cell table:style-name="odsStyleTableCell-cf2eafdcc21c4a45f78e0ac29f31cf21" office:value-type="string">
            <text:p>0.36557</text:p>
          </table:table-cell>
          <table:table-cell table:style-name="odsStyleTableCell-cf2eafdcc21c4a45f78e0ac29f31cf21" office:value-type="string">
            <text:p>18.76500</text:p>
          </table:table-cell>
        </table:table-row>
        <table:table-row table:style-name="ro1">
          <table:table-cell table:style-name="odsStyleTableCell-bbd15b9b4326d436f6875523c3902302" office:value-type="string">
            <text:p>SUECIA</text:p>
          </table:table-cell>
          <table:table-cell table:style-name="odsStyleTableCell-bbd15b9b4326d436f6875523c3902302" office:value-type="string">
            <text:p>CORONA</text:p>
          </table:table-cell>
          <table:table-cell table:style-name="odsStyleTableCell-bbd15b9b4326d436f6875523c3902302" office:value-type="string">
            <text:p>SEK</text:p>
          </table:table-cell>
          <table:table-cell table:style-name="odsStyleTableCell-cf2eafdcc21c4a45f78e0ac29f31cf21" office:value-type="string">
            <text:p>0.66127</text:p>
          </table:table-cell>
          <table:table-cell table:style-name="odsStyleTableCell-cf2eafdcc21c4a45f78e0ac29f31cf21" office:value-type="string">
            <text:p>10.37390</text:p>
          </table:table-cell>
        </table:table-row>
        <table:table-row table:style-name="ro1">
          <table:table-cell table:style-name="odsStyleTableCell-bbd15b9b4326d436f6875523c3902302" office:value-type="string">
            <text:p>SUIZA</text:p>
          </table:table-cell>
          <table:table-cell table:style-name="odsStyleTableCell-bbd15b9b4326d436f6875523c3902302" office:value-type="string">
            <text:p>FRANCO</text:p>
          </table:table-cell>
          <table:table-cell table:style-name="odsStyleTableCell-bbd15b9b4326d436f6875523c3902302" office:value-type="string">
            <text:p>CHF</text:p>
          </table:table-cell>
          <table:table-cell table:style-name="odsStyleTableCell-cf2eafdcc21c4a45f78e0ac29f31cf21" office:value-type="string">
            <text:p>7.76106</text:p>
          </table:table-cell>
          <table:table-cell table:style-name="odsStyleTableCell-cf2eafdcc21c4a45f78e0ac29f31cf21" office:value-type="string">
            <text:p>0.88390</text:p>
          </table:table-cell>
        </table:table-row>
        <table:table-row table:style-name="ro1">
          <table:table-cell table:style-name="odsStyleTableCell-bbd15b9b4326d436f6875523c3902302" office:value-type="string">
            <text:p>TAILANDIA</text:p>
          </table:table-cell>
          <table:table-cell table:style-name="odsStyleTableCell-bbd15b9b4326d436f6875523c3902302" office:value-type="string">
            <text:p>THAI BAHT</text:p>
          </table:table-cell>
          <table:table-cell table:style-name="odsStyleTableCell-bbd15b9b4326d436f6875523c3902302" office:value-type="string">
            <text:p>THB</text:p>
          </table:table-cell>
          <table:table-cell table:style-name="odsStyleTableCell-cf2eafdcc21c4a45f78e0ac29f31cf21" office:value-type="string">
            <text:p>0.19108</text:p>
          </table:table-cell>
          <table:table-cell table:style-name="odsStyleTableCell-cf2eafdcc21c4a45f78e0ac29f31cf21" office:value-type="string">
            <text:p>35.90200</text:p>
          </table:table-cell>
        </table:table-row>
        <table:table-row table:style-name="ro1">
          <table:table-cell table:style-name="odsStyleTableCell-bbd15b9b4326d436f6875523c3902302" office:value-type="string">
            <text:p>TAIWAN</text:p>
          </table:table-cell>
          <table:table-cell table:style-name="odsStyleTableCell-bbd15b9b4326d436f6875523c3902302" office:value-type="string">
            <text:p>DÓLAR</text:p>
          </table:table-cell>
          <table:table-cell table:style-name="odsStyleTableCell-bbd15b9b4326d436f6875523c3902302" office:value-type="string">
            <text:p>TWD</text:p>
          </table:table-cell>
          <table:table-cell table:style-name="odsStyleTableCell-cf2eafdcc21c4a45f78e0ac29f31cf21" office:value-type="string">
            <text:p>0.21690</text:p>
          </table:table-cell>
          <table:table-cell table:style-name="odsStyleTableCell-cf2eafdcc21c4a45f78e0ac29f31cf21" office:value-type="string">
            <text:p>31.62700</text:p>
          </table:table-cell>
        </table:table-row>
        <table:table-row table:style-name="ro1">
          <table:table-cell table:style-name="odsStyleTableCell-bbd15b9b4326d436f6875523c3902302" office:value-type="string">
            <text:p>TÚNEZ</text:p>
          </table:table-cell>
          <table:table-cell table:style-name="odsStyleTableCell-bbd15b9b4326d436f6875523c3902302" office:value-type="string">
            <text:p>DINAR TUNECINO</text:p>
          </table:table-cell>
          <table:table-cell table:style-name="odsStyleTableCell-bbd15b9b4326d436f6875523c3902302" office:value-type="string">
            <text:p>TND</text:p>
          </table:table-cell>
          <table:table-cell table:style-name="odsStyleTableCell-cf2eafdcc21c4a45f78e0ac29f31cf21" office:value-type="string">
            <text:p>2.21269</text:p>
          </table:table-cell>
          <table:table-cell table:style-name="odsStyleTableCell-cf2eafdcc21c4a45f78e0ac29f31cf21" office:value-type="string">
            <text:p>3.10030</text:p>
          </table:table-cell>
        </table:table-row>
        <table:table-row table:style-name="ro1">
          <table:table-cell table:style-name="odsStyleTableCell-bbd15b9b4326d436f6875523c3902302" office:value-type="string">
            <text:p>TURQUÍA</text:p>
          </table:table-cell>
          <table:table-cell table:style-name="odsStyleTableCell-bbd15b9b4326d436f6875523c3902302" office:value-type="string">
            <text:p>LIRA TURCA</text:p>
          </table:table-cell>
          <table:table-cell table:style-name="odsStyleTableCell-bbd15b9b4326d436f6875523c3902302" office:value-type="string">
            <text:p>TRY</text:p>
          </table:table-cell>
          <table:table-cell table:style-name="odsStyleTableCell-cf2eafdcc21c4a45f78e0ac29f31cf21" office:value-type="string">
            <text:p>0.21315</text:p>
          </table:table-cell>
          <table:table-cell table:style-name="odsStyleTableCell-cf2eafdcc21c4a45f78e0ac29f31cf21" office:value-type="string">
            <text:p>32.18440</text:p>
          </table:table-cell>
        </table:table-row>
        <table:table-row table:style-name="ro1">
          <table:table-cell table:style-name="odsStyleTableCell-bbd15b9b4326d436f6875523c3902302" office:value-type="string">
            <text:p>URUGUAY</text:p>
          </table:table-cell>
          <table:table-cell table:style-name="odsStyleTableCell-bbd15b9b4326d436f6875523c3902302" office:value-type="string">
            <text:p>PESO</text:p>
          </table:table-cell>
          <table:table-cell table:style-name="odsStyleTableCell-bbd15b9b4326d436f6875523c3902302" office:value-type="string">
            <text:p>UYU</text:p>
          </table:table-cell>
          <table:table-cell table:style-name="odsStyleTableCell-cf2eafdcc21c4a45f78e0ac29f31cf21" office:value-type="string">
            <text:p>0.17852</text:p>
          </table:table-cell>
          <table:table-cell table:style-name="odsStyleTableCell-cf2eafdcc21c4a45f78e0ac29f31cf21" office:value-type="string">
            <text:p>38.42750</text:p>
          </table:table-cell>
        </table:table-row>
        <table:table-row table:style-name="ro1">
          <table:table-cell table:style-name="odsStyleTableCell-bbd15b9b4326d436f6875523c3902302" office:value-type="string">
            <text:p>VENEZUELA</text:p>
          </table:table-cell>
          <table:table-cell table:style-name="odsStyleTableCell-bbd15b9b4326d436f6875523c3902302" office:value-type="string">
            <text:p>BOLIVAR DIGITAL</text:p>
          </table:table-cell>
          <table:table-cell table:style-name="odsStyleTableCell-bbd15b9b4326d436f6875523c3902302" office:value-type="string">
            <text:p>VES</text:p>
          </table:table-cell>
          <table:table-cell table:style-name="odsStyleTableCell-cf2eafdcc21c4a45f78e0ac29f31cf21" office:value-type="string">
            <text:p>0.18933</text:p>
          </table:table-cell>
          <table:table-cell table:style-name="odsStyleTableCell-cf2eafdcc21c4a45f78e0ac29f31cf21" office:value-type="string">
            <text:p>36.23340</text:p>
          </table:table-cell>
        </table:table-row>
        <table:table-row table:style-name="ro1">
          <table:table-cell table:style-name="odsStyleTableCell-bbd15b9b4326d436f6875523c3902302" office:value-type="string">
            <text:p>VIETNAM</text:p>
          </table:table-cell>
          <table:table-cell table:style-name="odsStyleTableCell-bbd15b9b4326d436f6875523c3902302" office:value-type="string">
            <text:p>DONG</text:p>
          </table:table-cell>
          <table:table-cell table:style-name="odsStyleTableCell-bbd15b9b4326d436f6875523c3902302" office:value-type="string">
            <text:p>VND</text:p>
          </table:table-cell>
          <table:table-cell table:style-name="odsStyleTableCell-cf2eafdcc21c4a45f78e0ac29f31cf21" office:value-type="string">
            <text:p>0.00028</text:p>
          </table:table-cell>
          <table:table-cell table:style-name="odsStyleTableCell-cf2eafdcc21c4a45f78e0ac29f31cf21" office:value-type="string">
            <text:p>24,722.10000</text:p>
          </table:table-cell>
        </table:table-row>
        <table:table-row table:style-name="ro1">
          <table:table-cell table:style-name="odsStyleTableCell-bbd15b9b4326d436f6875523c3902302" office:value-type="string">
            <text:p/>
          </table:table-cell>
          <table:table-cell table:style-name="odsStyleTableCell-bbd15b9b4326d436f6875523c3902302" office:value-type="string">
            <text:p>DERECHO ESPECIAL DE GIRO</text:p>
          </table:table-cell>
          <table:table-cell table:style-name="odsStyleTableCell-bbd15b9b4326d436f6875523c3902302" office:value-type="string">
            <text:p>USD/D.E.G.</text:p>
          </table:table-cell>
          <table:table-cell table:style-name="odsStyleTableCell-cf2eafdcc21c4a45f78e0ac29f31cf21" office:value-type="string">
            <text:p/>
          </table:table-cell>
          <table:table-cell table:style-name="odsStyleTableCell-cf2eafdcc21c4a45f78e0ac29f31cf21" office:value-type="string">
            <text:p>1.33160</text:p>
          </table:table-cell>
        </table:table-row>
        <table:table-row table:style-name="ro1">
          <table:table-cell table:style-name="odsStyleTableCell-bbd15b9b4326d436f6875523c3902302" office:value-type="string">
            <text:p/>
          </table:table-cell>
          <table:table-cell table:style-name="odsStyleTableCell-bbd15b9b4326d436f6875523c3902302" office:value-type="string">
            <text:p>UNIDAD DE FOMENTO DE VIVIENDA</text:p>
          </table:table-cell>
          <table:table-cell table:style-name="odsStyleTableCell-bbd15b9b4326d436f6875523c3902302" office:value-type="string">
            <text:p>Bs/UFV</text:p>
          </table:table-cell>
          <table:table-cell table:style-name="odsStyleTableCell-cf2eafdcc21c4a45f78e0ac29f31cf21" office:value-type="string">
            <text:p/>
          </table:table-cell>
          <table:table-cell table:style-name="odsStyleTableCell-cf2eafdcc21c4a45f78e0ac29f31cf21" office:value-type="string">
            <text:p>2.48501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9180a37983f7162254746bba25819c55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90bf87728d4b32b1b307adf9b01ff103" office:value-type="string">
            <text:p> </text:p>
          </table:table-cell>
          <table:table-cell table:style-name="odsStyleTableCell-90bf87728d4b32b1b307adf9b01ff103" office:value-type="string">
            <text:p>UNIDAD MONETARIA</text:p>
          </table:table-cell>
          <table:table-cell table:style-name="odsStyleTableCell-90bf87728d4b32b1b307adf9b01ff103" office:value-type="string">
            <text:p>MONEDA</text:p>
          </table:table-cell>
          <table:table-cell table:style-name="odsStyleTableCell-90bf87728d4b32b1b307adf9b01ff103" office:value-type="string">
            <text:p>TIPO DE CAMBIO EN M.E.</text:p>
          </table:table-cell>
        </table:table-row>
        <table:table-row table:style-name="ro1">
          <table:table-cell table:style-name="odsStyleTableCell-bbd15b9b4326d436f6875523c3902302" office:value-type="string">
            <text:p>ORO</text:p>
          </table:table-cell>
          <table:table-cell table:style-name="odsStyleTableCell-bbd15b9b4326d436f6875523c3902302" office:value-type="string">
            <text:p>ONZA TROY ORO</text:p>
          </table:table-cell>
          <table:table-cell table:style-name="odsStyleTableCell-bbd15b9b4326d436f6875523c3902302" office:value-type="string">
            <text:p>USD./O.T.F.</text:p>
          </table:table-cell>
          <table:table-cell table:style-name="odsStyleTableCell-cf2eafdcc21c4a45f78e0ac29f31cf21" office:value-type="string">
            <text:p>2,158.13000</text:p>
          </table:table-cell>
        </table:table-row>
        <table:table-row table:style-name="ro1">
          <table:table-cell table:style-name="odsStyleTableCell-bbd15b9b4326d436f6875523c3902302" office:value-type="string">
            <text:p>PLATA</text:p>
          </table:table-cell>
          <table:table-cell table:style-name="odsStyleTableCell-bbd15b9b4326d436f6875523c3902302" office:value-type="string">
            <text:p>ONZA TROY PLATA</text:p>
          </table:table-cell>
          <table:table-cell table:style-name="odsStyleTableCell-bbd15b9b4326d436f6875523c3902302" office:value-type="string">
            <text:p>USD./O.T.F.</text:p>
          </table:table-cell>
          <table:table-cell table:style-name="odsStyleTableCell-cf2eafdcc21c4a45f78e0ac29f31cf21" office:value-type="string">
            <text:p>25.240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9180a37983f7162254746bba25819c55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90bf87728d4b32b1b307adf9b01ff103" office:value-type="string">
            <text:p> </text:p>
          </table:table-cell>
          <table:table-cell table:style-name="odsStyleTableCell-90bf87728d4b32b1b307adf9b01ff103" office:value-type="string">
            <text:p>1 MES</text:p>
          </table:table-cell>
          <table:table-cell table:style-name="odsStyleTableCell-90bf87728d4b32b1b307adf9b01ff103" office:value-type="string">
            <text:p>3 MESES</text:p>
          </table:table-cell>
          <table:table-cell table:style-name="odsStyleTableCell-90bf87728d4b32b1b307adf9b01ff103" office:value-type="string">
            <text:p>6 MESES</text:p>
          </table:table-cell>
        </table:table-row>
        <table:table-row table:style-name="ro1">
          <table:table-cell table:style-name="odsStyleTableCell-070677b0382ca3454f80b38314610dc5" office:value-type="string">
            <text:p>TASA LIBOR(USD)</text:p>
          </table:table-cell>
          <table:table-cell table:style-name="odsStyleTableCell-cf2eafdcc21c4a45f78e0ac29f31cf21" office:value-type="string">
            <text:p>5.44</text:p>
          </table:table-cell>
          <table:table-cell table:style-name="odsStyleTableCell-cf2eafdcc21c4a45f78e0ac29f31cf21" office:value-type="string">
            <text:p>5.59</text:p>
          </table:table-cell>
          <table:table-cell table:style-name="odsStyleTableCell-cf2eafdcc21c4a45f78e0ac29f31cf21" office:value-type="string">
            <text:p>5.69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bbd15b9b4326d436f6875523c3902302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8T20:18:51</meta:creation-date>
    <meta:generator>ods générator</meta:generator>
    <dc:date>2024-10-18T20:18:51</dc:date>
    <meta:editing-duration>PT1S</meta:editing-duration>
    <meta:editing-cycles>1</meta:editing-cycles>
    <meta:document-statistic meta:table-count="1" meta:cell-count="4" meta:object-count="0"/>
  </office:meta>
</office:document-meta>
</file>